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D" style:family="table-column">
      <style:table-column-properties style:column-width="6.8cm" style:rel-column-width="2621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Après la conception et le codage de la tâche Visualiser (visualisation lecteurs) (T103 et T104 ; se référer à la Liste des Tâches pages 18 du Dossier Technique Revue n°1), il est nécessaire de faire des plans et tests unitaires sur cette portion de code appelé aussi module.</text:p>
      <text:p text:style-name="Text_20_body">Le test unitaire est un procédé permettant de s'assurer du fonctionnement correct du module.</text:p>
      <text:p text:style-name="Text_20_body">Grâce à la spécification et à la conception, notamment lors de la mise en place des scénarios nominal, alternatif et d'erreur, il est assez simple de définir un plan de test.</text:p>
      <text:p text:style-name="Text_20_body"/>
      <text:p text:style-name="Text_20_body">Résultats des Tests unitaires : </text:p>
      <text:p text:style-name="Text_20_body">de la tâche Visualiser(visualisation lecteurs) et de son sous-ensemble (initialisation de l'interface dynamiquement).</text:p>
      <text:p text:style-name="Text_20_body"/>
      <text:p text:style-name="Text_20_body">Effectué durant la semaine du 18 au 22 Mars 2013.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">Scénario </text:p>
          </table:table-cell>
          <table:table-cell table:style-name="Tableau1.A1" office:value-type="string">
            <text:p text:style-name="P1">Résumé de l'état</text:p>
          </table:table-cell>
          <table:table-cell table:style-name="Tableau1.A1" office:value-type="string">
            <text:p text:style-name="P1">Résultats attendus</text:p>
          </table:table-cell>
          <table:table-cell table:style-name="Tableau1.D1" office:value-type="string">
            <text:p text:style-name="P1">Test Réussis</text:p>
          </table:table-cell>
        </table:table-row>
        <table:table-row>
          <table:table-cell table:style-name="Tableau1.A2" office:value-type="string">
            <text:p text:style-name="Table_20_Contents">Scénario Nominal</text:p>
          </table:table-cell>
          <table:table-cell table:style-name="Tableau1.A2" office:value-type="string">
            <text:p text:style-name="Table_20_Contents">Lancement du logiciel</text:p>
          </table:table-cell>
          <table:table-cell table:style-name="Tableau1.A2" office:value-type="string">
            <text:p text:style-name="Table_20_Contents">Mise à jour dynamique des vues, images... en fonction de la base de données</text:p>
          </table:table-cell>
          <table:table-cell table:style-name="Tableau1.D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Scénario Nominal</text:p>
          </table:table-cell>
          <table:table-cell table:style-name="Tableau1.A2" office:value-type="string">
            <text:p text:style-name="Table_20_Contents">Quitter le logiciel</text:p>
          </table:table-cell>
          <table:table-cell table:style-name="Tableau1.A2" office:value-type="string">
            <text:p text:style-name="Table_20_Contents">En cliquant sur le bouton « Quitter » le logiciel se ferme normalement</text:p>
          </table:table-cell>
          <table:table-cell table:style-name="Tableau1.D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Scénario Nominal</text:p>
          </table:table-cell>
          <table:table-cell table:style-name="Tableau1.A2" office:value-type="string">
            <text:p text:style-name="Table_20_Contents">Un lecteur se connecte</text:p>
          </table:table-cell>
          <table:table-cell table:style-name="Tableau1.A2" office:value-type="string">
            <text:p text:style-name="Table_20_Contents">Affichage du lecteur en Vert sur toutes les vues</text:p>
          </table:table-cell>
          <table:table-cell table:style-name="Tableau1.D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Scénario Nominal</text:p>
          </table:table-cell>
          <table:table-cell table:style-name="Tableau1.A2" office:value-type="string">
            <text:p text:style-name="Table_20_Contents">Un lecteur se déconnecte</text:p>
          </table:table-cell>
          <table:table-cell table:style-name="Tableau1.A2" office:value-type="string">
            <text:p text:style-name="Table_20_Contents">Suppression du lecteur sur toutes les vues, affichage textuel d'Alarmes : (n° lecteur, n° vue vient de se déconnecter)</text:p>
          </table:table-cell>
          <table:table-cell table:style-name="Tableau1.D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Scénario d'Erreur</text:p>
          </table:table-cell>
          <table:table-cell table:style-name="Tableau1.A2" office:value-type="string">
            <text:p text:style-name="Table_20_Contents">Un intrus à essayé de se connecter</text:p>
          </table:table-cell>
          <table:table-cell table:style-name="Tableau1.A2" office:value-type="string">
            <text:p text:style-name="Table_20_Contents">Affichage textuel Alarmes : quelque chose à tenter de se connecter</text:p>
          </table:table-cell>
          <table:table-cell table:style-name="Tableau1.D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Scénario d'Erreur</text:p>
          </table:table-cell>
          <table:table-cell table:style-name="Tableau1.A2" office:value-type="string">
            <text:p text:style-name="Table_20_Contents">Accès à la Base de données impossible</text:p>
          </table:table-cell>
          <table:table-cell table:style-name="Tableau1.A2" office:value-type="string">
            <text:p text:style-name="Table_20_Contents">Fenêtre d'avertissement, ouverture logiciel avec explication du problème et solutions possibles</text:p>
          </table:table-cell>
          <table:table-cell table:style-name="Tableau1.D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Scénario d'Erreur</text:p>
          </table:table-cell>
          <table:table-cell table:style-name="Tableau1.A2" office:value-type="string">
            <text:p text:style-name="Table_20_Contents">Base de données <text:soft-page-break/>vide (informations sur les vues notamment)</text:p>
          </table:table-cell>
          <table:table-cell table:style-name="Tableau1.A2" office:value-type="string">
            <text:p text:style-name="Table_20_Contents">Ouverture logiciel <text:soft-page-break/>avec explication du problème et solutions possibles</text:p>
          </table:table-cell>
          <table:table-cell table:style-name="Tableau1.D2" office:value-type="string">
            <text:p text:style-name="Table_20_Contents">Oui</text:p>
          </table:table-cell>
        </table:table-row>
      </table:table>
      <text:p text:style-name="Text_20_body"/>
      <text:p text:style-name="Text_20_body">Tests unitaires validés le 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3T17:55:41</meta:creation-date>
    <dc:date>2013-03-23T18:37:05</dc:date>
    <meta:editing-duration>PT10M44S</meta:editing-duration>
    <meta:editing-cycles>2</meta:editing-cycles>
    <meta:generator>LibreOffice/3.5$Linux_X86_64 LibreOffice_project/350m1$Build-413</meta:generator>
    <meta:document-statistic meta:table-count="1" meta:image-count="0" meta:object-count="0" meta:page-count="2" meta:paragraph-count="39" meta:word-count="277" meta:character-count="1713" meta:non-whitespace-character-count="1472"/>
  </office:meta>
</office:document-meta>
</file>